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float" office:value="53.2936" calcext:value-type="float">
            <text:p>53.2936</text:p>
          </table:table-cell>
          <table:table-cell office:value-type="float" office:value="29.2472" calcext:value-type="float">
            <text:p>29.2472</text:p>
          </table:table-cell>
          <table:table-cell table:formula="of:=[.A3]-[.B3]" office:value-type="float" office:value="24.0464" calcext:value-type="float">
            <text:p>24.0464</text:p>
          </table:table-cell>
          <table:table-cell/>
        </table:table-row>
        <table:table-row table:style-name="ro1">
          <table:table-cell table:style-name="Default" office:value-type="float" office:value="65.7521" calcext:value-type="float">
            <text:p>65.7521</text:p>
          </table:table-cell>
          <table:table-cell office:value-type="float" office:value="39.2897" calcext:value-type="float">
            <text:p>39.2897</text:p>
          </table:table-cell>
          <table:table-cell table:formula="of:=[.A4]-[.B4]" office:value-type="float" office:value="26.4624" calcext:value-type="float">
            <text:p>26.4624</text:p>
          </table:table-cell>
          <table:table-cell/>
        </table:table-row>
        <table:table-row table:style-name="ro1">
          <table:table-cell table:style-name="Default" office:value-type="float" office:value="65.5629" calcext:value-type="float">
            <text:p>65.5629</text:p>
          </table:table-cell>
          <table:table-cell office:value-type="float" office:value="34.4414" calcext:value-type="float">
            <text:p>34.4414</text:p>
          </table:table-cell>
          <table:table-cell table:formula="of:=[.A5]-[.B5]" office:value-type="float" office:value="31.1215" calcext:value-type="float">
            <text:p>31.1215</text:p>
          </table:table-cell>
          <table:table-cell/>
        </table:table-row>
        <table:table-row table:style-name="ro1">
          <table:table-cell office:value-type="float" office:value="74.4347" calcext:value-type="float">
            <text:p>74.4347</text:p>
          </table:table-cell>
          <table:table-cell table:style-name="ce1" office:value-type="float" office:value="44.5701" calcext:value-type="float">
            <text:p>44.5701</text:p>
          </table:table-cell>
          <table:table-cell table:formula="of:=[.A6]-[.B6]" office:value-type="float" office:value="29.8646" calcext:value-type="float">
            <text:p>29.8646</text:p>
          </table:table-cell>
          <table:table-cell/>
        </table:table-row>
        <table:table-row table:style-name="ro1">
          <table:table-cell office:value-type="float" office:value="73.4143" calcext:value-type="float">
            <text:p>73.4143</text:p>
          </table:table-cell>
          <table:table-cell table:style-name="ce1" office:value-type="float" office:value="40.7522" calcext:value-type="float">
            <text:p>40.7522</text:p>
          </table:table-cell>
          <table:table-cell table:formula="of:=[.A7]-[.B7]" office:value-type="float" office:value="32.6621" calcext:value-type="float">
            <text:p>32.6621</text:p>
          </table:table-cell>
          <table:table-cell/>
        </table:table-row>
        <table:table-row table:style-name="ro1">
          <table:table-cell office:value-type="float" office:value="67.6194" calcext:value-type="float">
            <text:p>67.6194</text:p>
          </table:table-cell>
          <table:table-cell office:value-type="float" office:value="37.6739" calcext:value-type="float">
            <text:p>37.6739</text:p>
          </table:table-cell>
          <table:table-cell table:formula="of:=[.A8]-[.B8]" office:value-type="float" office:value="29.9455" calcext:value-type="float">
            <text:p>29.9455</text:p>
          </table:table-cell>
          <table:table-cell/>
        </table:table-row>
        <table:table-row table:style-name="ro1">
          <table:table-cell office:value-type="float" office:value="67.8737" calcext:value-type="float">
            <text:p>67.8737</text:p>
          </table:table-cell>
          <table:table-cell table:style-name="ce1" office:value-type="float" office:value="34.3331" calcext:value-type="float">
            <text:p>34.3331</text:p>
          </table:table-cell>
          <table:table-cell table:formula="of:=[.A9]-[.B9]" office:value-type="float" office:value="33.5406" calcext:value-type="float">
            <text:p>33.5406</text:p>
          </table:table-cell>
          <table:table-cell/>
        </table:table-row>
        <table:table-row table:style-name="ro1">
          <table:table-cell office:value-type="float" office:value="66.2463" calcext:value-type="float">
            <text:p>66.2463</text:p>
          </table:table-cell>
          <table:table-cell office:value-type="float" office:value="34.3109" calcext:value-type="float">
            <text:p>34.3109</text:p>
          </table:table-cell>
          <table:table-cell table:formula="of:=[.A10]-[.B10]" office:value-type="float" office:value="31.9354" calcext:value-type="float">
            <text:p>31.9354</text:p>
          </table:table-cell>
          <table:table-cell/>
        </table:table-row>
        <table:table-row table:style-name="ro1">
          <table:table-cell office:value-type="float" office:value="69.2672" calcext:value-type="float">
            <text:p>69.2672</text:p>
          </table:table-cell>
          <table:table-cell table:style-name="ce1" office:value-type="float" office:value="38.9594" calcext:value-type="float">
            <text:p>38.9594</text:p>
          </table:table-cell>
          <table:table-cell table:formula="of:=[.A11]-[.B11]" office:value-type="float" office:value="30.3078" calcext:value-type="float">
            <text:p>30.3078</text:p>
          </table:table-cell>
          <table:table-cell/>
        </table:table-row>
        <table:table-row table:style-name="ro1">
          <table:table-cell office:value-type="float" office:value="72.3597" calcext:value-type="float">
            <text:p>72.3597</text:p>
          </table:table-cell>
          <table:table-cell office:value-type="float" office:value="32.7266" calcext:value-type="float">
            <text:p>32.7266</text:p>
          </table:table-cell>
          <table:table-cell table:formula="of:=[.A12]-[.B12]" office:value-type="float" office:value="39.6331" calcext:value-type="float">
            <text:p>39.6331</text:p>
          </table:table-cell>
          <table:table-cell/>
        </table:table-row>
        <table:table-row table:style-name="ro1">
          <table:table-cell office:value-type="float" office:value="59.1369" calcext:value-type="float">
            <text:p>59.1369</text:p>
          </table:table-cell>
          <table:table-cell office:value-type="float" office:value="35.5965" calcext:value-type="float">
            <text:p>35.5965</text:p>
          </table:table-cell>
          <table:table-cell table:formula="of:=[.A13]-[.B13]" office:value-type="float" office:value="23.5404" calcext:value-type="float">
            <text:p>23.5404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formula="of:=AVERAGE([.C3:.C13])" office:value-type="float" office:value="30.2781636363636" calcext:value-type="float">
            <text:p>30.2781636363636</text:p>
          </table:table-cell>
          <table:table-cell table:formula="of:=STDEV([.C3:.C13])" office:value-type="float" office:value="4.54284155375746" calcext:value-type="float">
            <text:p>4.54284155375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59:37.492471516</meta:creation-date>
    <dc:date>2023-05-16T13:35:15.978280916</dc:date>
    <meta:editing-duration>PT4M58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